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size="12pt" fo:font-weight="normal" officeooo:paragraph-rsid="00518d09" style:font-size-asian="10.5pt" style:font-weight-asian="normal" style:font-size-complex="12pt" style:font-weight-complex="normal"/>
    </style:style>
    <style:style style:name="P3" style:family="paragraph" style:parent-style-name="Standard">
      <style:text-properties fo:font-size="12pt" fo:font-style="normal" fo:font-weight="normal" officeooo:paragraph-rsid="00354ddf" style:font-size-asian="10.5pt" style:font-style-asian="normal" style:font-weight-asian="normal" style:font-size-complex="12pt" style:font-style-complex="normal" style:font-weight-complex="normal"/>
    </style:style>
    <style:style style:name="P4" style:family="paragraph" style:parent-style-name="Standard">
      <style:text-properties style:font-name="Calibri" fo:font-size="12pt" fo:font-style="italic" fo:font-weight="normal" style:font-size-asian="10.5pt" style:font-style-asian="italic" style:font-weight-asian="normal" style:font-size-complex="12pt" style:font-style-complex="italic" style:font-weight-complex="normal"/>
    </style:style>
    <style:style style:name="P5" style:family="paragraph" style:parent-style-name="Standard">
      <style:text-properties style:font-name="Calibri" fo:font-size="12pt" fo:font-style="italic" fo:font-weight="normal" officeooo:rsid="00406d52" style:font-size-asian="10.5pt" style:font-style-asian="italic" style:font-weight-asian="normal" style:font-size-complex="12pt" style:font-style-complex="italic" style:font-weight-complex="normal"/>
    </style:style>
    <style:style style:name="P6" style:family="paragraph" style:parent-style-name="Standard">
      <style:text-properties style:font-name="Calibri" fo:font-size="12pt" fo:font-style="italic" fo:font-weight="normal" officeooo:rsid="00354ddf" officeooo:paragraph-rsid="00354ddf" style:font-size-asian="10.5pt" style:font-style-asian="italic" style:font-weight-asian="normal" style:font-size-complex="12pt" style:font-style-complex="italic" style:font-weight-complex="normal"/>
    </style:style>
    <style:style style:name="P7" style:family="paragraph" style:parent-style-name="Standard">
      <style:text-properties style:font-name="Calibri" fo:font-size="12pt" fo:font-style="italic" fo:font-weight="normal" officeooo:rsid="00477bea" officeooo:paragraph-rsid="00477bea" style:font-size-asian="10.5pt" style:font-style-asian="italic" style:font-weight-asian="normal" style:font-size-complex="12pt" style:font-style-complex="italic" style:font-weight-complex="normal"/>
    </style:style>
    <style:style style:name="P8" style:family="paragraph" style:parent-style-name="Standard">
      <style:text-properties style:font-name="Calibri" fo:font-size="12pt" fo:font-weight="normal" style:font-size-asian="10.5pt" style:font-weight-asian="normal" style:font-size-complex="12pt" style:font-weight-complex="normal"/>
    </style:style>
    <style:style style:name="P9" style:family="paragraph" style:parent-style-name="Standard">
      <style:text-properties style:font-name="Calibri" fo:font-size="12pt" fo:font-weight="normal" officeooo:rsid="00477bea" officeooo:paragraph-rsid="00477bea" style:font-size-asian="10.5pt" style:font-weight-asian="normal" style:font-size-complex="12pt" style:font-weight-complex="normal"/>
    </style:style>
    <style:style style:name="P10" style:family="paragraph" style:parent-style-name="Standard">
      <style:text-properties style:font-name="Calibri" fo:font-size="12pt" fo:font-weight="normal" officeooo:rsid="00477bea" officeooo:paragraph-rsid="004dac11" style:font-size-asian="10.5pt" style:font-weight-asian="normal" style:font-size-complex="12pt" style:font-weight-complex="normal"/>
    </style:style>
    <style:style style:name="P11" style:family="paragraph" style:parent-style-name="Standard">
      <style:text-properties style:font-name="Calibri"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text-properties style:font-name="Calibri" fo:font-size="12pt" fo:font-style="normal" fo:font-weight="normal" officeooo:rsid="00354ddf" officeooo:paragraph-rsid="00354ddf" style:font-size-asian="10.5pt" style:font-style-asian="normal" style:font-weight-asian="normal" style:font-size-complex="12pt" style:font-style-complex="normal" style:font-weight-complex="normal"/>
    </style:style>
    <style:style style:name="P13" style:family="paragraph" style:parent-style-name="Standard">
      <style:text-properties style:font-name="Calibri" fo:font-size="12pt" fo:font-style="normal" fo:font-weight="normal" officeooo:rsid="00316026" officeooo:paragraph-rsid="002f9ab6" style:font-size-asian="10.5pt" style:font-style-asian="normal" style:font-weight-asian="normal" style:font-size-complex="12pt" style:font-style-complex="normal" style:font-weight-complex="normal"/>
    </style:style>
    <style:style style:name="P14" style:family="paragraph" style:parent-style-name="Standard">
      <style:text-properties style:font-name="Calibri" fo:font-size="12pt" fo:font-style="normal" fo:font-weight="normal" officeooo:rsid="00316026" officeooo:paragraph-rsid="00316026" style:font-size-asian="10.5pt" style:font-style-asian="normal" style:font-weight-asian="normal" style:font-size-complex="12pt" style:font-style-complex="normal" style:font-weight-complex="normal"/>
    </style:style>
    <style:style style:name="P15" style:family="paragraph" style:parent-style-name="Standard">
      <style:text-properties style:font-name="Calibri" fo:font-size="12pt" fo:font-style="normal" fo:font-weight="normal" officeooo:rsid="00316026" officeooo:paragraph-rsid="00334edf" style:font-size-asian="10.5pt" style:font-style-asian="normal" style:font-weight-asian="normal" style:font-size-complex="12pt" style:font-style-complex="normal" style:font-weight-complex="normal"/>
    </style:style>
    <style:style style:name="P16" style:family="paragraph" style:parent-style-name="Standard">
      <style:text-properties style:font-name="Calibri" fo:font-size="12pt" fo:font-style="normal" fo:font-weight="normal" officeooo:rsid="001ebcce" officeooo:paragraph-rsid="001ebcce" style:font-size-asian="10.5pt" style:font-style-asian="normal" style:font-weight-asian="normal" style:font-size-complex="12pt" style:font-style-complex="normal" style:font-weight-complex="normal"/>
    </style:style>
    <style:style style:name="P17" style:family="paragraph" style:parent-style-name="Standard">
      <style:text-properties style:font-name="Calibri" fo:font-size="12pt" fo:font-style="normal" fo:font-weight="normal" officeooo:rsid="0032cfda" officeooo:paragraph-rsid="0032cfda" style:font-size-asian="10.5pt" style:font-style-asian="normal" style:font-weight-asian="normal" style:font-size-complex="12pt" style:font-style-complex="normal" style:font-weight-complex="normal"/>
    </style:style>
    <style:style style:name="P18" style:family="paragraph" style:parent-style-name="Standard">
      <style:text-properties style:font-name="Calibri" fo:font-size="12pt" fo:font-weight="bold" style:font-size-asian="10.5pt" style:font-weight-asian="bold" style:font-size-complex="12pt" style:font-weight-complex="bold"/>
    </style:style>
    <style:style style:name="P19" style:family="paragraph" style:parent-style-name="Standard">
      <style:text-properties style:font-name="Calibri" fo:font-size="16pt" fo:font-weight="bold" style:font-size-asian="16pt" style:font-weight-asian="bold" style:font-size-complex="16pt" style:font-weight-complex="bold"/>
    </style:style>
    <style:style style:name="P20" style:family="paragraph" style:parent-style-name="Standard">
      <style:text-properties officeooo:paragraph-rsid="0041cb1c"/>
    </style:style>
    <style:style style:name="P21" style:family="paragraph" style:parent-style-name="Standard">
      <style:text-properties officeooo:paragraph-rsid="00463429"/>
    </style:style>
    <style:style style:name="P22" style:family="paragraph" style:parent-style-name="Standard">
      <style:text-properties officeooo:paragraph-rsid="004c07f7"/>
    </style:style>
    <style:style style:name="P23" style:family="paragraph" style:parent-style-name="Standard">
      <style:paragraph-properties fo:text-align="start" style:justify-single-word="false"/>
      <style:text-properties officeooo:paragraph-rsid="004c07f7"/>
    </style:style>
    <style:style style:name="P24" style:family="paragraph" style:parent-style-name="Standard">
      <style:paragraph-properties fo:break-before="page"/>
      <style:text-properties style:font-name="Calibri" fo:font-size="12pt" fo:font-weight="bold" style:font-size-asian="10.5pt" style:font-weight-asian="bold" style:font-size-complex="12pt" style:font-weight-complex="bold"/>
    </style:style>
    <style:style style:name="P25" style:family="paragraph" style:parent-style-name="Standard">
      <style:paragraph-properties fo:break-before="page"/>
      <style:text-properties style:font-name="Calibri"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list-style-name="L1">
      <style:text-properties style:font-name="Calibri" fo:font-size="12pt" fo:font-weight="normal" style:font-size-asian="10.5pt" style:font-weight-asian="normal" style:font-size-complex="12pt" style:font-weight-complex="normal"/>
    </style:style>
    <style:style style:name="P27" style:family="paragraph" style:parent-style-name="Standard">
      <style:text-properties style:font-name="Calibri" fo:font-size="12pt" fo:font-weight="normal" officeooo:rsid="0012824b" officeooo:paragraph-rsid="004c07f7" style:font-size-asian="10.5pt" style:font-weight-asian="normal" style:font-size-complex="12pt" style:font-weight-complex="normal"/>
    </style:style>
    <style:style style:name="P28" style:family="paragraph" style:parent-style-name="Standard" style:list-style-name="L2">
      <style:text-properties style:font-name="Calibri" fo:font-size="12pt" fo:font-weight="normal" officeooo:rsid="0012824b" officeooo:paragraph-rsid="004c07f7" style:font-size-asian="10.5pt" style:font-weight-asian="normal" style:font-size-complex="12pt" style:font-weight-complex="normal"/>
    </style:style>
    <style:style style:name="P29" style:family="paragraph" style:parent-style-name="Standard">
      <style:text-properties style:font-name="Calibri" fo:font-size="12pt" fo:font-weight="normal" officeooo:rsid="004bafbb" officeooo:paragraph-rsid="004c07f7" style:font-size-asian="10.5pt" style:font-weight-asian="normal" style:font-size-complex="12pt" style:font-weight-complex="normal"/>
    </style:style>
    <style:style style:name="P30" style:family="paragraph" style:parent-style-name="Standard">
      <style:text-properties style:font-name="Calibri" fo:font-size="12pt" fo:font-weight="normal" officeooo:rsid="004c07f7" officeooo:paragraph-rsid="004c07f7" style:font-size-asian="10.5pt" style:font-weight-asian="normal" style:font-size-complex="12pt" style:font-weight-complex="normal"/>
    </style:style>
    <style:style style:name="P31" style:family="paragraph" style:parent-style-name="Standard">
      <style:text-properties style:font-name="Calibri" fo:font-size="12pt" fo:font-style="normal" fo:font-weight="normal" officeooo:rsid="002f9ab6" officeooo:paragraph-rsid="002f9ab6" style:font-size-asian="10.5pt" style:font-style-asian="normal" style:font-weight-asian="normal" style:font-size-complex="12pt" style:font-style-complex="normal" style:font-weight-complex="normal"/>
    </style:style>
    <style:style style:name="P32" style:family="paragraph" style:parent-style-name="Standard">
      <style:text-properties style:font-name="Calibri" fo:font-size="12pt" fo:font-style="normal" fo:font-weight="bold" style:font-size-asian="10.5pt" style:font-style-asian="normal" style:font-weight-asian="bold" style:font-size-complex="12pt" style:font-style-complex="normal" style:font-weight-complex="bold"/>
    </style:style>
    <style:style style:name="P33" style:family="paragraph" style:parent-style-name="Standard">
      <style:text-properties officeooo:paragraph-rsid="005767b0"/>
    </style:style>
    <style:style style:name="P34" style:family="paragraph" style:parent-style-name="Standard">
      <style:text-properties fo:font-style="italic" officeooo:paragraph-rsid="005767b0" style:font-style-asian="italic" style:font-style-complex="italic"/>
    </style:style>
    <style:style style:name="P35" style:family="paragraph" style:parent-style-name="Standard">
      <style:paragraph-properties fo:text-align="start" style:justify-single-word="false"/>
      <style:text-properties fo:font-style="italic" fo:font-weight="normal" officeooo:rsid="00591fde" officeooo:paragraph-rsid="00591fde"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normal" fo:font-weight="normal" officeooo:rsid="00591fde" officeooo:paragraph-rsid="00591fde"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officeooo:paragraph-rsid="00591fde"/>
    </style:style>
    <style:style style:name="P38" style:family="paragraph" style:parent-style-name="Standard">
      <style:text-properties officeooo:paragraph-rsid="005a727d"/>
    </style:style>
    <style:style style:name="P39" style:family="paragraph" style:parent-style-name="Standard">
      <style:paragraph-properties fo:break-before="page"/>
      <style:text-properties style:font-name="Calibri" fo:font-size="12pt" fo:font-style="normal" fo:font-weight="bold" style:font-size-asian="10.5pt" style:font-style-asian="normal" style:font-weight-asian="bold" style:font-size-complex="12pt" style:font-style-complex="normal" style:font-weight-complex="bold"/>
    </style:style>
    <style:style style:name="T1" style:family="text">
      <style:text-properties officeooo:rsid="0037f7c8"/>
    </style:style>
    <style:style style:name="T2" style:family="text">
      <style:text-properties style:font-name="Calibri"/>
    </style:style>
    <style:style style:name="T3" style:family="text">
      <style:text-properties style:font-name="Calibri" officeooo:rsid="00175847"/>
    </style:style>
    <style:style style:name="T4" style:family="text">
      <style:text-properties style:font-name="Calibri" fo:font-size="12pt" style:font-size-asian="10.5pt" style:font-size-complex="12pt"/>
    </style:style>
    <style:style style:name="T5" style:family="text">
      <style:text-properties style:font-name="Calibri" fo:font-size="12pt" officeooo:rsid="002d2b28" style:font-size-asian="10.5pt" style:font-size-complex="12pt"/>
    </style:style>
    <style:style style:name="T6" style:family="text">
      <style:text-properties style:font-name="Calibri" fo:font-size="12pt" fo:font-weight="normal" style:font-size-asian="10.5pt" style:font-weight-asian="normal" style:font-size-complex="12pt" style:font-weight-complex="normal"/>
    </style:style>
    <style:style style:name="T7" style:family="text">
      <style:text-properties style:font-name="Calibri" fo:font-size="12pt" fo:font-weight="normal" officeooo:rsid="00463429" style:font-size-asian="10.5pt" style:font-weight-asian="normal" style:font-size-complex="12pt" style:font-weight-complex="normal"/>
    </style:style>
    <style:style style:name="T8" style:family="text">
      <style:text-properties style:font-name="Calibri" fo:font-size="12pt" fo:font-weight="normal" officeooo:rsid="0012824b" style:font-size-asian="10.5pt" style:font-weight-asian="normal" style:font-size-complex="12pt" style:font-weight-complex="normal"/>
    </style:style>
    <style:style style:name="T9" style:family="text">
      <style:text-properties style:font-name="Calibri" fo:font-size="12pt" fo:font-weight="normal" officeooo:rsid="004bafbb" style:font-size-asian="10.5pt" style:font-weight-asian="normal" style:font-size-complex="12pt" style:font-weight-complex="normal"/>
    </style:style>
    <style:style style:name="T10" style:family="text">
      <style:text-properties style:font-name="Calibri" fo:font-size="12pt" fo:font-weight="normal" officeooo:rsid="004c07f7" style:font-size-asian="10.5pt" style:font-weight-asian="normal" style:font-size-complex="12pt" style:font-weight-complex="normal"/>
    </style:style>
    <style:style style:name="T11" style:family="text">
      <style:text-properties style:font-name="Calibri" fo:font-size="12pt" fo:font-weight="normal" officeooo:rsid="004d6e75" style:font-size-asian="10.5pt" style:font-weight-asian="normal" style:font-size-complex="12pt" style:font-weight-complex="normal"/>
    </style:style>
    <style:style style:name="T12" style:family="text">
      <style:text-properties style:font-name="Calibri" fo:font-size="12pt" fo:font-weight="normal" officeooo:rsid="001e5e51" style:font-size-asian="10.5pt" style:font-weight-asian="normal" style:font-size-complex="12pt" style:font-weight-complex="normal"/>
    </style:style>
    <style:style style:name="T13" style:family="text">
      <style:text-properties style:font-name="Calibri" fo:font-size="12pt" fo:font-weight="normal" officeooo:rsid="005767b0" style:font-size-asian="10.5pt" style:font-weight-asian="normal" style:font-size-complex="12pt" style:font-weight-complex="normal"/>
    </style:style>
    <style:style style:name="T14" style:family="text">
      <style:text-properties style:font-name="Calibri" fo:font-size="12pt" fo:font-weight="normal" officeooo:rsid="0057a303" style:font-size-asian="10.5pt" style:font-weight-asian="normal" style:font-size-complex="12pt" style:font-weight-complex="normal"/>
    </style:style>
    <style:style style:name="T15" style:family="text">
      <style:text-properties style:font-name="Calibri" fo:font-size="12pt" fo:font-style="normal" fo:font-weight="normal" officeooo:rsid="0041cb1c" style:font-size-asian="10.5pt" style:font-style-asian="normal" style:font-weight-asian="normal" style:font-size-complex="12pt" style:font-style-complex="normal" style:font-weight-complex="normal"/>
    </style:style>
    <style:style style:name="T16" style:family="text">
      <style:text-properties style:font-name="Calibri" fo:font-size="12pt" fo:font-style="normal" fo:font-weight="normal" officeooo:rsid="00591fde" style:font-size-asian="10.5pt" style:font-style-asian="normal" style:font-weight-asian="normal" style:font-size-complex="12pt" style:font-style-complex="normal" style:font-weight-complex="normal"/>
    </style:style>
    <style:style style:name="T17" style:family="text">
      <style:text-properties style:font-name="Calibri" fo:font-size="12pt" fo:font-style="normal" fo:font-weight="normal" officeooo:rsid="00356257" style:font-size-asian="10.5pt" style:font-style-asian="normal" style:font-weight-asian="normal" style:font-size-complex="12pt" style:font-style-complex="normal" style:font-weight-complex="normal"/>
    </style:style>
    <style:style style:name="T18" style:family="text">
      <style:text-properties style:font-name="Calibri" fo:font-size="12pt" fo:font-style="normal" fo:font-weight="normal" officeooo:rsid="005a727d" style:font-size-asian="10.5pt" style:font-style-asian="normal" style:font-weight-asian="normal" style:font-size-complex="12pt" style:font-style-complex="normal" style:font-weight-complex="normal"/>
    </style:style>
    <style:style style:name="T19" style:family="text">
      <style:text-properties style:font-name="Calibri" fo:font-size="12pt" fo:font-style="normal" fo:font-weight="bold" officeooo:rsid="00591fde" style:font-size-asian="10.5pt" style:font-style-asian="normal" style:font-weight-asian="bold" style:font-size-complex="12pt" style:font-style-complex="normal" style:font-weight-complex="bold"/>
    </style:style>
    <style:style style:name="T20" style:family="text">
      <style:text-properties style:font-name="Calibri" fo:font-size="12pt" fo:font-style="normal" style:text-underline-style="none" fo:font-weight="bold" officeooo:rsid="00591fde" style:font-size-asian="10.5pt" style:font-style-asian="normal" style:font-weight-asian="bold" style:font-size-complex="12pt" style:font-style-complex="normal" style:font-weight-complex="bold"/>
    </style:style>
    <style:style style:name="T21" style:family="text">
      <style:text-properties style:font-name="Calibri" fo:font-size="12pt" fo:font-style="normal" style:text-underline-style="none" fo:font-weight="normal" officeooo:rsid="00591fde" style:font-size-asian="10.5pt" style:font-style-asian="normal" style:font-weight-asian="normal" style:font-size-complex="12pt" style:font-style-complex="normal" style:font-weight-complex="normal"/>
    </style:style>
    <style:style style:name="T22" style:family="text">
      <style:text-properties style:font-name="Calibri" fo:font-size="12pt" fo:font-style="normal" style:text-underline-style="solid" style:text-underline-width="auto" style:text-underline-color="font-color" fo:font-weight="normal" officeooo:rsid="00591fde" style:font-size-asian="10.5pt" style:font-style-asian="normal" style:font-weight-asian="normal" style:font-size-complex="12pt" style:font-style-complex="normal" style:font-weight-complex="normal"/>
    </style:style>
    <style:style style:name="T23" style:family="text">
      <style:text-properties style:font-name="Calibri" officeooo:rsid="00354ddf"/>
    </style:style>
    <style:style style:name="T24" style:family="text">
      <style:text-properties style:font-name="Calibri" officeooo:rsid="00356257"/>
    </style:style>
    <style:style style:name="T25" style:family="text">
      <style:text-properties style:font-name="Calibri" officeooo:rsid="004bafbb"/>
    </style:style>
    <style:style style:name="T26" style:family="text">
      <style:text-properties style:font-name="Calibri" officeooo:rsid="00518d09"/>
    </style:style>
    <style:style style:name="T27" style:family="text">
      <style:text-properties style:font-name="Calibri" officeooo:rsid="0054ecc4"/>
    </style:style>
    <style:style style:name="T28" style:family="text">
      <style:text-properties officeooo:rsid="0041cb1c"/>
    </style:style>
    <style:style style:name="T29" style:family="text">
      <style:text-properties officeooo:rsid="0048da4a"/>
    </style:style>
    <style:style style:name="T30" style:family="text">
      <style:text-properties officeooo:rsid="00550e72"/>
    </style:style>
    <style:style style:name="T31" style:family="text">
      <style:text-properties officeooo:rsid="00569d83"/>
    </style:style>
    <style:style style:name="T32" style:family="text">
      <style:text-properties officeooo:rsid="005c69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unctional Programming in <text:span text:style-name="T28">Go</text:span></text:p>
      <text:p text:style-name="P5"/>
      <text:p text:style-name="P20"><text:span text:style-name="T15">So a while ago I wrote about </text:span><text:a xlink:type="simple" xlink:href="https://medium.com/alexfalkowski/functional-programming-in-powershell-47d4996efc3d" text:style-name="Internet_20_link" text:visited-style-name="Visited_20_Internet_20_Link"><text:span text:style-name="T15">Functional Programming in PowerShell</text:span></text:a><text:span text:style-name="T15">. In the spirit of that post I wanted to write about my experience in Go. So let’s iterate what are some of the properties of Functional Programming:</text:span></text:p>
      <text:p text:style-name="P8"/>
      <text:list xml:id="list1815300586" text:style-name="L1">
        <text:list-item>
          <text:p text:style-name="P26">Immutable Object</text:p>
        </text:list-item>
        <text:list-item>
          <text:p text:style-name="P26">Higher Order Functions</text:p>
        </text:list-item>
        <text:list-item>
          <text:p text:style-name="P26">Currying</text:p>
        </text:list-item>
        <text:list-item>
          <text:p text:style-name="P26">Lazy Evaluation</text:p>
        </text:list-item>
        <text:list-item>
          <text:p text:style-name="P26">Continuations</text:p>
        </text:list-item>
        <text:list-item>
          <text:p text:style-name="P26">Pattern Matching</text:p>
        </text:list-item>
        <text:list-item>
          <text:p text:style-name="P26">Closures</text:p>
        </text:list-item>
      </text:list>
      <text:p text:style-name="P8"/>
      <text:p text:style-name="P21"><text:span text:style-name="T7">There is a </text:span><text:a xlink:type="simple" xlink:href="https://github.com/alexfalkowski/fp-go" text:style-name="Internet_20_link" text:visited-style-name="Visited_20_Internet_20_Link"><text:span text:style-name="T7">repository</text:span></text:a><text:span text:style-name="T7"> for you to follow along.</text:span></text:p>
      <text:p text:style-name="P24">Immutable Object</text:p>
      <text:p text:style-name="P18"/>
      <text:p text:style-name="P10">An immutable object is an object whose state cannot be modified after it is created. </text:p>
      <text:p text:style-name="P10"/>
      <text:p text:style-name="P10">Go does not have the concept of immutable types. The language by default passes information by value. So if you want to have a mutable value one needs to use pointers. <text:span text:style-name="T29">So let’s look at some code:</text:span></text:p>
      <text:p text:style-name="P9"/>
      <text:p text:style-name="P7">type person struct {</text:p>
      <text:p text:style-name="P7"><text:tab/>name string</text:p>
      <text:p text:style-name="P7">}</text:p>
      <text:p text:style-name="P7"/>
      <text:p text:style-name="P7">func createPerson(name string) person {</text:p>
      <text:p text:style-name="P7"><text:tab/>return person{name: name}</text:p>
      <text:p text:style-name="P7">}</text:p>
      <text:p text:style-name="P7"/>
      <text:p text:style-name="P7">func changeName(p *person, name string) {</text:p>
      <text:p text:style-name="P7"><text:tab/>p.name = name</text:p>
      <text:p text:style-name="P7">}</text:p>
      <text:p text:style-name="P7"/>
      <text:p text:style-name="P7">func cantChangeName(p person, name string) {</text:p>
      <text:p text:style-name="P7"><text:tab/>p.name = name</text:p>
      <text:p text:style-name="P7">}</text:p>
      <text:p text:style-name="P7"/>
      <text:p text:style-name="P7">var _ = Describe("Immutable", func() {</text:p>
      <text:p text:style-name="P7"><text:tab/>var person person</text:p>
      <text:p text:style-name="P7"/>
      <text:p text:style-name="P7"><text:tab/>BeforeEach(func() {</text:p>
      <text:p text:style-name="P7"><text:tab/><text:tab/>person = createPerson("Alex")</text:p>
      <text:p text:style-name="P7"><text:tab/>})</text:p>
      <text:p text:style-name="P7"/>
      <text:p text:style-name="P7"><text:tab/>It("allow<text:span text:style-name="T31">s</text:span> to mutate", func() {</text:p>
      <text:p text:style-name="P7"><text:tab/><text:tab/>changeName(&amp;person, "Alejandro")</text:p>
      <text:p text:style-name="P7"><text:tab/><text:tab/>Expect(person.name).To(Equal("Alejandro"))</text:p>
      <text:p text:style-name="P7"><text:tab/>})</text:p>
      <text:p text:style-name="P7"/>
      <text:p text:style-name="P7"><text:tab/>It("<text:span text:style-name="T31">doesn’t </text:span>allow to mutate", func() {</text:p>
      <text:p text:style-name="P7"><text:tab/><text:tab/>cantChangeName(person, "Alejandro")</text:p>
      <text:p text:style-name="P7"><text:tab/><text:tab/>Expect(person.name).To(Equal("Alex"))</text:p>
      <text:p text:style-name="P7"><text:tab/>})</text:p>
      <text:p text:style-name="P7">})</text:p>
      <text:p text:style-name="P4"/>
      <text:p text:style-name="P18"/>
      <text:p text:style-name="P24">Higher Order Functions</text:p>
      <text:p text:style-name="P18"/>
      <text:p text:style-name="P27">A higher-order function is a function that does at least one of the following:</text:p>
      <text:p text:style-name="P27"/>
      <text:list xml:id="list4210480933" text:style-name="L2">
        <text:list-item>
          <text:p text:style-name="P28">Take one or more functions as an input</text:p>
        </text:list-item>
        <text:list-item>
          <text:p text:style-name="P28">Output a function</text:p>
        </text:list-item>
      </text:list>
      <text:p text:style-name="P27"/>
      <text:p text:style-name="P22"><text:span text:style-name="T8">S</text:span><text:span text:style-name="T9">o </text:span><text:span text:style-name="T11">G</text:span><text:span text:style-name="T9">o does support functions as first class citizens. </text:span></text:p>
      <text:p text:style-name="P29"/>
      <text:p text:style-name="P22"><text:span text:style-name="T9">We can see that there are some higher order functions in the </text:span><text:a xlink:type="simple" xlink:href="https://golang.org/pkg/strings/#Map" text:style-name="Internet_20_link" text:visited-style-name="Visited_20_Internet_20_Link"><text:span text:style-name="T9">strings</text:span></text:a><text:span text:style-name="T9"> package. </text:span><text:span text:style-name="T10">We can also see that in </text:span><text:a xlink:type="simple" xlink:href="https://gobyexample.com/collection-functions" text:style-name="Internet_20_link" text:visited-style-name="Visited_20_Internet_20_Link"><text:span text:style-name="T10">Go by Example</text:span></text:a><text:span text:style-name="T10"> we can implement some higher order functions.</text:span></text:p>
      <text:p text:style-name="P30"/>
      <text:p text:style-name="P23"><text:span text:style-name="T10">This does not seem to be common practice in Go though I am glad it is supported. You can see more examples in </text:span><text:a xlink:type="simple" xlink:href="https://github.com/thoas/go-funk" text:style-name="Internet_20_link" text:visited-style-name="Visited_20_Internet_20_Link"><text:span text:style-name="T10">go-funk</text:span></text:a><text:span text:style-name="T10">.</text:span></text:p>
      <text:p text:style-name="P8"/>
      <text:p text:style-name="P18"/>
      <text:p text:style-name="P24">Currying</text:p>
      <text:p text:style-name="P18"/>
      <text:p text:style-name="P8">Currying is the technique of transforming a function that takes multiple arguments (or an n-tuple of arguments) in such a way that it can be called as a chain of functions each with a single argument.</text:p>
      <text:p text:style-name="P8"/>
      <text:p text:style-name="P2"><text:span text:style-name="T3">S</text:span><text:span text:style-name="T26">o as mentioned that Go has </text:span><text:span text:style-name="T25">support </text:span><text:span text:style-name="T26">for </text:span><text:span text:style-name="T25">functions as first class citizens. </text:span><text:span text:style-name="T27">Let’s look at some code.</text:span></text:p>
      <text:p text:style-name="P8"/>
      <text:p text:style-name="P4">func createAdd(a int) func(int) int {</text:p>
      <text:p text:style-name="P4"><text:tab/>return func(b int) int {</text:p>
      <text:p text:style-name="P4"><text:tab/><text:tab/>return a + b</text:p>
      <text:p text:style-name="P4"><text:tab/>}</text:p>
      <text:p text:style-name="P4">}</text:p>
      <text:p text:style-name="P4"/>
      <text:p text:style-name="P4">var _ = Describe("Currying", func() {</text:p>
      <text:p text:style-name="P4"><text:tab/>It("add<text:span text:style-name="T30">s</text:span> two values via named functions", func() {</text:p>
      <text:p text:style-name="P4"><text:tab/><text:tab/>addFive := createAdd(5)</text:p>
      <text:p text:style-name="P4"><text:tab/><text:tab/>ten := addFive(5)</text:p>
      <text:p text:style-name="P4"><text:tab/><text:tab/>Expect(ten).To(Equal(10))</text:p>
      <text:p text:style-name="P4"/>
      <text:p text:style-name="P4"><text:tab/><text:tab/>ten = createAdd(5)(5)</text:p>
      <text:p text:style-name="P4"><text:tab/><text:tab/>Expect(ten).To(Equal(10))</text:p>
      <text:p text:style-name="P4"><text:tab/>})</text:p>
      <text:p text:style-name="P4">})</text:p>
      <text:p text:style-name="P8"/>
      <text:p text:style-name="P8"/>
      <text:p text:style-name="P24">Lazy Evaluation</text:p>
      <text:p text:style-name="P8"/>
      <text:p text:style-name="P8">Lazy Evaluation is an evaluation strategy which delays the evaluation of an expression until its value is needed and which also avoids repeated evaluations.</text:p>
      <text:p text:style-name="P8"/>
      <text:p text:style-name="P33"><text:span text:style-name="T12">G</text:span><text:span text:style-name="T13">o does not have direct support for this, however we can implement it using </text:span><text:a xlink:type="simple" xlink:href="https://golang.org/pkg/sync/#Once" text:style-name="Internet_20_link" text:visited-style-name="Visited_20_Internet_20_Link"><text:span text:style-name="T13">Once</text:span></text:a><text:span text:style-name="T13">. </text:span><text:span text:style-name="T14">Let’s see some code:</text:span></text:p>
      <text:p text:style-name="P33"><text:span text:style-name="T14"/></text:p>
      <text:p text:style-name="P34"><text:span text:style-name="T14">type lazyInt func() int</text:span></text:p>
      <text:p text:style-name="P34"><text:span text:style-name="T14"/></text:p>
      <text:p text:style-name="P34"><text:span text:style-name="T14">func createLazyInt(f func() int) lazyInt {</text:span></text:p>
      <text:p text:style-name="P34"><text:span text:style-name="T14"><text:tab/>var v int</text:span></text:p>
      <text:p text:style-name="P34"><text:span text:style-name="T14"><text:tab/>var once sync.Once</text:span></text:p>
      <text:p text:style-name="P34"><text:span text:style-name="T14"/></text:p>
      <text:p text:style-name="P34"><text:span text:style-name="T14"><text:tab/>return func() int {</text:span></text:p>
      <text:p text:style-name="P34"><text:span text:style-name="T14"><text:tab/><text:tab/>once.Do(func() {</text:span></text:p>
      <text:p text:style-name="P34"><text:span text:style-name="T14"><text:tab/><text:tab/><text:tab/>v = f()</text:span></text:p>
      <text:p text:style-name="P34"><text:span text:style-name="T14"><text:tab/><text:tab/>})</text:span></text:p>
      <text:p text:style-name="P34"><text:span text:style-name="T14"/></text:p>
      <text:p text:style-name="P34"><text:span text:style-name="T14"><text:tab/><text:tab/>return v</text:span></text:p>
      <text:p text:style-name="P34"><text:span text:style-name="T14"><text:tab/>}</text:span></text:p>
      <text:p text:style-name="P34"><text:span text:style-name="T14">}</text:span></text:p>
      <text:p text:style-name="P34"><text:span text:style-name="T14"/></text:p>
      <text:p text:style-name="P34"><text:span text:style-name="T14">var _ = Describe("Lazy", func() {</text:span></text:p>
      <text:p text:style-name="P34"><text:span text:style-name="T14"><text:tab/>lazyInt := createLazyInt(func() int { return 23 })</text:span></text:p>
      <text:p text:style-name="P34"><text:span text:style-name="T14"/></text:p>
      <text:p text:style-name="P34"><text:span text:style-name="T14"><text:tab/>It("gets lazy value", func() {</text:span></text:p>
      <text:p text:style-name="P34"><text:span text:style-name="T14"><text:tab/><text:tab/>Expect(lazyInt()).To(Equal(23))</text:span></text:p>
      <text:p text:style-name="P34"><text:span text:style-name="T14"><text:tab/>})</text:span></text:p>
      <text:p text:style-name="P34"><text:span text:style-name="T14">})</text:span></text:p>
      <text:p text:style-name="P8"/>
      <text:p text:style-name="P18"/>
      <text:p text:style-name="P24">Continuations</text:p>
      <text:p text:style-name="P4"/>
      <text:p text:style-name="P36"><text:span text:style-name="T5">A</text:span><text:span text:style-name="T4">s described in </text:span><text:a xlink:type="simple" xlink:href="https://en.wikipedia.org/wiki/Continuation" text:style-name="Internet_20_link" text:visited-style-name="Visited_20_Internet_20_Link"><text:span text:style-name="T4">Wikipedia</text:span></text:a><text:span text:style-name="T4"> </text:span></text:p>
      <text:p text:style-name="P36"><text:span text:style-name="T4"/></text:p>
      <text:p text:style-name="P35"><text:span text:style-name="T4">In computer science and computer programming, a continuation is an abstract representation of the control state of a computer program. A continuation reifies the program control state, i.e. the continuation is a data structure that represents the computational process at a given point in the process's execution; the created data structure can be accessed by the programming language, instead of being hidden in the runtime environment. Continuations are useful for encoding other control mechanisms in programming languages such as exceptions, generators, coroutines, and so on.</text:span></text:p>
      <text:p text:style-name="P35"><text:span text:style-name="T4"/></text:p>
      <text:p text:style-name="P36"><text:span text:style-name="T4">This is complicated to understand. I tend to think of it as a state machine that persists it’s state and knows where to continue from. As you could imagine this does not seem to be possible in Go.</text:span></text:p>
      <text:p text:style-name="P36"><text:span text:style-name="T4"/></text:p>
      <text:p text:style-name="P37"><text:span text:style-name="T16">A great article can be found at </text:span><text:a xlink:type="simple" xlink:href="https://danielfm.me/posts/why-are-continuations-so-darn-cool.html" text:style-name="Internet_20_link" text:visited-style-name="Visited_20_Internet_20_Link"><text:span text:style-name="T22">Why Are Continuations So Darn Cool?</text:span></text:a></text:p>
      <text:p text:style-name="P11"/>
      <text:p text:style-name="P3"><text:span text:style-name="T23">The other thing that we can look into is </text:span><text:a xlink:type="simple" xlink:href="http://en.wikipedia.org/wiki/Continuation-passing_style" text:style-name="Internet_20_link" text:visited-style-name="Visited_20_Internet_20_Link"><text:span text:style-name="T23">Continuation-passing style</text:span></text:a><text:span text:style-name="T23">, which is described as:</text:span></text:p>
      <text:p text:style-name="P12"/>
      <text:p text:style-name="P6">A function written in continuation-passing style takes as an extra argument: an explicit "continuation" i.e. a function of one argument. When the CPS function has computed its result value, it "returns" it by calling the continuation function with this value as the argument.</text:p>
      <text:p text:style-name="P6"/>
      <text:p text:style-name="P38"><text:span text:style-name="T17">H</text:span><text:span text:style-name="T18">ere is a great post that describes that style in Go called </text:span><text:a xlink:type="simple" xlink:href="https://codeburst.io/behind-continuations-passing-style-practical-examples-in-go-b59f2b6fdb2c" text:style-name="Internet_20_link" text:visited-style-name="Visited_20_Internet_20_Link"><text:span text:style-name="T18">Behind Continuations Passing Style. Practical Examples in Go</text:span></text:a></text:p>
      <text:p text:style-name="P25">Pattern Matching</text:p>
      <text:p text:style-name="P11"/>
      <text:p text:style-name="P1"><text:span text:style-name="T6">Pattern matching is the act of checking some sequence of tokens for the presence of the constituents of some pattern. Pattern matching in PowerShell is accomplished using the </text:span><text:a xlink:type="simple" xlink:href="http://technet.microsoft.com/en-us/library/ff730937.aspx" text:style-name="Internet_20_link" text:visited-style-name="Visited_20_Internet_20_Link"><text:span text:style-name="T6">switch</text:span></text:a><text:span text:style-name="T6"> statement. </text:span></text:p>
      <text:p text:style-name="P11"/>
      <text:p text:style-name="P1"><text:span text:style-name="T6">Using your traditional imperative programming languages the switch statement is considered a </text:span><text:a xlink:type="simple" xlink:href="http://c2.com/cgi/wiki?SwitchStatementsSmell" text:style-name="Internet_20_link" text:visited-style-name="Visited_20_Internet_20_Link"><text:span text:style-name="T6">code smell</text:span></text:a><text:span text:style-name="T6">. The reason that they have been frowned upon it is simply because they usually display signs of code duplication.</text:span></text:p>
      <text:p text:style-name="P11"/>
      <text:p text:style-name="P11">Pattern matching is encouraged in functional programming languages because they are much more powerful and functions are first class citizens.</text:p>
      <text:p text:style-name="P11"/>
      <text:p text:style-name="P31">Luckily for us PowerShell has a strong pattern matching construct in the switch statement. Lets look at some examples:</text:p>
      <text:p text:style-name="P13"/>
      <text:p text:style-name="P14">Describe "Pattern Matching" {</text:p>
      <text:p text:style-name="P14"><text:s text:c="4"/>It "Should use a simple switch" {</text:p>
      <text:p text:style-name="P14"><text:s text:c="8"/>$a = 5</text:p>
      <text:p text:style-name="P14"><text:s text:c="8"/>$result = switch ($a) { </text:p>
      <text:p text:style-name="P14"><text:s text:c="12"/>1 {"The colour is red."} </text:p>
      <text:p text:style-name="P14"><text:s text:c="12"/>2 {"The colour is blue."} </text:p>
      <text:p text:style-name="P14"><text:s text:c="12"/>3 {"The colour is green."} </text:p>
      <text:p text:style-name="P14"><text:s text:c="12"/>4 {"The colour is yellow."} </text:p>
      <text:p text:style-name="P14"><text:s text:c="12"/>5 {"The colour is orange."} </text:p>
      <text:p text:style-name="P14"><text:s text:c="12"/>6 {"The colour is purple."} </text:p>
      <text:p text:style-name="P14"><text:s text:c="12"/>7 {"The colour is pink."}</text:p>
      <text:p text:style-name="P14"><text:s text:c="12"/>8 {"The colour is brown."} </text:p>
      <text:p text:style-name="P14"><text:s text:c="12"/>default {"The colour could not be determined."}</text:p>
      <text:p text:style-name="P14"><text:s text:c="8"/>}</text:p>
      <text:p text:style-name="P14"/>
      <text:p text:style-name="P14"><text:s text:c="8"/>$result.Should.Be("The colour is orange.") </text:p>
      <text:p text:style-name="P14"><text:s text:c="4"/>}</text:p>
      <text:p text:style-name="P14"/>
      <text:p text:style-name="P14"><text:s text:c="4"/>It "Should use a wildcard switch" {</text:p>
      <text:p text:style-name="P14"><text:s text:c="8"/>$a = "d14151"</text:p>
      <text:p text:style-name="P14"/>
      <text:p text:style-name="P14"><text:s text:c="8"/>$result = switch -wildcard ($a) { </text:p>
      <text:p text:style-name="P14"><text:s text:c="12"/>"a*" {"The colour is red."} </text:p>
      <text:p text:style-name="P14"><text:s text:c="12"/>"b*" {"The colour is blue."} </text:p>
      <text:p text:style-name="P14"><text:s text:c="12"/>"c*" {"The colour is green."} </text:p>
      <text:p text:style-name="P14"><text:s text:c="12"/>"d*" {"The colour is yellow."} </text:p>
      <text:p text:style-name="P14"><text:s text:c="12"/>"e*" {"The colour is orange."} </text:p>
      <text:p text:style-name="P14"><text:s text:c="12"/>"f*" {"The colour is purple."} </text:p>
      <text:p text:style-name="P14"><text:s text:c="12"/>"g*" {"The colour is pink."}</text:p>
      <text:p text:style-name="P14"><text:s text:c="12"/>"h*" {"The colour is brown."} </text:p>
      <text:p text:style-name="P14"><text:s text:c="12"/>default {"The colour could not be determined."}</text:p>
      <text:p text:style-name="P14"><text:s text:c="8"/>}</text:p>
      <text:p text:style-name="P14"/>
      <text:p text:style-name="P14"><text:soft-page-break/><text:s text:c="8"/>$result.Should.Be("The colour is yellow.") </text:p>
      <text:p text:style-name="P14"><text:s text:c="4"/>}</text:p>
      <text:p text:style-name="P14"/>
      <text:p text:style-name="P15"><text:s text:c="4"/>It "Should use a regex switch" {</text:p>
      <text:p text:style-name="P14"><text:s text:c="8"/>$a = "r14151"</text:p>
      <text:p text:style-name="P14"/>
      <text:p text:style-name="P14"><text:s text:c="8"/>$result = switch -regex ($a) { </text:p>
      <text:p text:style-name="P14"><text:s text:c="12"/>"[a-d]" {"The colour is red."} </text:p>
      <text:p text:style-name="P14"><text:s text:c="12"/>"[e-g]" {"The colour is blue."} </text:p>
      <text:p text:style-name="P14"><text:s text:c="12"/>"[h-k]" {"The colour is green."} </text:p>
      <text:p text:style-name="P14"><text:s text:c="12"/>"[l-o]" {"The colour is yellow."} </text:p>
      <text:p text:style-name="P14"><text:s text:c="12"/>"[p-s]" {"The colour is orange."} </text:p>
      <text:p text:style-name="P14"><text:s text:c="12"/>"[t-v]" {"The colour is purple."} </text:p>
      <text:p text:style-name="P14"><text:s text:c="12"/>"[w-y]" {"The colour is pink."}</text:p>
      <text:p text:style-name="P14"><text:s text:c="12"/>"[z]" {"The colour is brown."} </text:p>
      <text:p text:style-name="P14"><text:s text:c="12"/>default {"The colour could not be determined."}</text:p>
      <text:p text:style-name="P14"><text:s text:c="8"/>}</text:p>
      <text:p text:style-name="P14"/>
      <text:p text:style-name="P14"><text:s text:c="8"/>$result.Should.Be("The colour is orange.") </text:p>
      <text:p text:style-name="P14"><text:s text:c="4"/>}</text:p>
      <text:p text:style-name="P14">}</text:p>
      <text:p text:style-name="P14"/>
      <text:p text:style-name="P14">As we can see this is quite powerful as the switch statement returns an expression.</text:p>
      <text:p text:style-name="P11"/>
      <text:p text:style-name="P32"/>
      <text:p text:style-name="P25">Closures</text:p>
      <text:p text:style-name="P11"/>
      <text:p text:style-name="P11">A closure (also lexical closure or function closure) is a function together with a referencing environment for the non-local variables of that function.</text:p>
      <text:p text:style-name="P11"/>
      <text:p text:style-name="P1"><text:span text:style-name="T6">Closures in PowerShell are created with the function </text:span><text:a xlink:type="simple" xlink:href="http://msdn.microsoft.com/en-us/library/system.management.automation.scriptblock.getnewclosure(v=vs.85).aspx" text:style-name="Internet_20_link" text:visited-style-name="Visited_20_Internet_20_Link"><text:span text:style-name="T6">GetNewClosure</text:span></text:a><text:span text:style-name="T6">. </text:span></text:p>
      <text:p text:style-name="P11"/>
      <text:p text:style-name="P4">The new script block is closed over the local variables in the scope that the closure is defined in. In other words, the current values of the local variables are captured and enclosed inside the script block bound to the module.</text:p>
      <text:p text:style-name="P4"/>
      <text:p text:style-name="P16">You have seen this in <text:span text:style-name="T1">the </text:span>previous examples.</text:p>
      <text:p text:style-name="P16"/>
      <text:p text:style-name="P17">Hopefully this has been an interesting journey through some of the functional programming concepts and how they can be applied to PowerShell. I will try to build a module that makes it easier to use some of theses constru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alkowski</meta:initial-creator>
    <meta:creation-date>2012-08-12T13:12:48</meta:creation-date>
    <dc:date>2018-06-28T18:18:51.342868209</dc:date>
    <meta:editing-duration>P1DT19H16M3S</meta:editing-duration>
    <meta:editing-cycles>106</meta:editing-cycles>
    <meta:generator>LibreOffice/6.0.5.2$MacOSX_X86_64 LibreOffice_project/54c8cbb85f300ac59db32fe8a675ff7683cd5a16</meta:generator>
    <meta:document-statistic meta:table-count="0" meta:image-count="0" meta:object-count="0" meta:page-count="9" meta:paragraph-count="150" meta:word-count="1154" meta:character-count="7474" meta:non-whitespace-character-count="5948"/>
  </office:meta>
</office:document-meta>
</file>